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c9da" officeooo:paragraph-rsid="0001c9d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rdo il lottato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3-20T12:23:08.185000000</dc:date>
    <meta:editing-duration>PT11S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</office:meta>
</office:document-meta>
</file>